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svg:stroke-width="0.051cm" draw:marker-start-width="0.381cm" draw:marker-end-width="0.381cm" draw:fill="none" draw:textarea-horizontal-align="center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gr7" style:family="graphic" style:parent-style-name="standard">
      <style:graphic-properties draw:marker-start-width="0.203cm" draw:marker-end="Arrow" draw:marker-end-width="0.203cm" draw:textarea-horizontal-align="center" draw:textarea-vertical-align="middle"/>
    </style:style>
    <style:style style:name="gr8" style:family="graphic" style:parent-style-name="standard">
      <style:graphic-properties draw:marker-start="Arrow" draw:marker-start-width="0.203cm" draw:marker-end="" draw:marker-end-width="0.203cm" draw:textarea-horizontal-align="center" draw:textarea-vertical-align="middle"/>
    </style:style>
    <style:style style:name="gr9" style:family="graphic" style:parent-style-name="standard">
      <style:graphic-properties draw:fill-color="#000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</office:automatic-styles>
  <office:body>
    <office:drawing>
      <draw:page draw:name="page1" draw:style-name="dp1" draw:master-page-name="Default">
        <office:forms form:automatic-focus="false" form:apply-design-mode="false"/>
        <draw:circle draw:style-name="gr1" draw:text-style-name="P1" draw:layer="layout" svg:width="4.445cm" svg:height="4.444cm" svg:x="8.111cm" svg:y="12.023cm">
          <text:p text:style-name="P2"/>
        </draw:circle>
        <draw:ellipse draw:style-name="gr2" draw:text-style-name="P1" draw:layer="layout" svg:width="2.54cm" svg:height="2.539cm" svg:x="9.083cm" svg:y="12.959cm">
          <text:p text:style-name="P2"/>
        </draw:ellipse>
        <draw:circle draw:style-name="gr2" draw:text-style-name="P1" draw:layer="layout" svg:width="3.175cm" svg:height="3.174cm" svg:x="8.783cm" svg:y="12.659cm">
          <text:p text:style-name="P2"/>
        </draw:circle>
        <draw:line draw:style-name="gr3" draw:text-style-name="P1" draw:layer="layout" svg:x1="10.372cm" svg:y1="14.258cm" svg:x2="10.372cm" svg:y2="7.908cm">
          <text:p text:style-name="P2"/>
        </draw:line>
        <draw:line draw:style-name="gr4" draw:text-style-name="P1" draw:layer="layout" svg:x1="11.623cm" svg:y1="13.494cm" svg:x2="10.372cm" svg:y2="9.075cm">
          <text:p text:style-name="P2"/>
        </draw:line>
        <draw:line draw:style-name="gr4" draw:text-style-name="P1" draw:layer="layout" svg:x1="11.623cm" svg:y1="13.494cm" svg:x2="10.372cm" svg:y2="14.261cm">
          <text:p text:style-name="P2"/>
        </draw:line>
        <draw:frame draw:style-name="gr5" draw:layer="layout" svg:width="0.889cm" svg:height="0.889cm" svg:x="9.864cm" svg:y="6.94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2" draw:layer="layout" svg:width="5.715cm" svg:height="0.963cm" svg:x="8.213cm" svg:y="14.563cm">
          <draw:text-box>
            <text:p text:style-name="P2"/>
          </draw:text-box>
        </draw:frame>
        <draw:frame draw:style-name="gr5" draw:layer="layout" svg:width="0.532cm" svg:height="0.482cm" svg:x="10.753cm" svg:y="13.44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3" draw:text-style-name="P1" draw:layer="layout" svg:x1="10.372cm" svg:y1="14.261cm" svg:x2="7.197cm" svg:y2="17.436cm">
          <text:p text:style-name="P2"/>
        </draw:line>
        <draw:frame draw:style-name="gr5" draw:layer="layout" svg:width="0.947cm" svg:height="0.889cm" svg:x="6.308cm" svg:y="17.48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3" draw:text-style-name="P1" draw:layer="layout" svg:x1="10.372cm" svg:y1="14.258cm" svg:x2="13.229cm" svg:y2="14.258cm">
          <text:p text:style-name="P2"/>
        </draw:line>
        <draw:frame draw:style-name="gr5" draw:layer="layout" svg:width="0.994cm" svg:height="0.889cm" svg:x="13.134cm" svg:y="13.70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7" draw:text-style-name="P1" draw:layer="layout" svg:x1="8.848cm" svg:y1="12.658cm" svg:x2="9.356cm" svg:y2="13.166cm">
          <text:p text:style-name="P2"/>
        </draw:line>
        <draw:line draw:style-name="gr8" draw:text-style-name="P1" draw:layer="layout" svg:x1="9.483cm" svg:y1="13.293cm" svg:x2="9.991cm" svg:y2="13.801cm">
          <text:p text:style-name="P2"/>
        </draw:line>
        <draw:frame draw:style-name="gr5" draw:layer="layout" svg:width="0.592cm" svg:height="0.482cm" svg:x="9.283cm" svg:y="13.62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8" draw:text-style-name="P1" draw:layer="layout" svg:x1="12.356cm" svg:y1="12.023cm" svg:x2="12.74cm" svg:y2="12.769cm">
          <text:p text:style-name="P2"/>
        </draw:line>
        <draw:line draw:style-name="gr8" draw:text-style-name="P1" draw:layer="layout" svg:x1="13.388cm" svg:y1="12.409cm" svg:x2="12.74cm" svg:y2="12.77cm">
          <text:p text:style-name="P2"/>
        </draw:line>
        <draw:frame draw:style-name="gr5" draw:layer="layout" svg:width="0.388cm" svg:height="0.482cm" svg:x="13.54cm" svg:y="12.02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layer="layout" svg:width="0.507cm" svg:height="0.546cm" svg:x="12.023cm" svg:y="11.38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layer="layout" svg:width="0.889cm" svg:height="0.889cm" svg:x="9.529cm" svg:y="10.699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layer="layout" svg:width="1.664cm" svg:height="0.587cm" svg:x="10.934cm" svg:y="10.21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ircle draw:style-name="gr9" draw:text-style-name="P1" draw:layer="layout" svg:width="0.254cm" svg:height="0.254cm" svg:x="10.218cm" svg:y="8.948cm">
          <text:p text:style-name="P2"/>
        </draw:circle>
        <draw:frame draw:style-name="gr5" draw:layer="layout" svg:width="1.089cm" svg:height="0.889cm" svg:x="9.283cm" svg:y="8.413cm">
          <draw:object xlink:href="./Object 10" xlink:type="simple" xlink:show="embed" xlink:actuate="onLoad"/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593cm" fo:margin-bottom="0.639cm" fo:margin-left="0.593cm" fo:margin-right="0.639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initial-creator>Thor</meta:initial-creator>
    <meta:creation-date>2006-09-22T13:02:09</meta:creation-date>
    <dc:creator>Thor</dc:creator>
    <dc:date>2006-09-22T13:34:18</dc:date>
    <dc:language>en-US</dc:language>
    <meta:editing-cycles>5</meta:editing-cycles>
    <meta:editing-duration>PT32M16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over math:accent="true">
      <math:mi>z</math:mi>
      <math:mo math:stretchy="false"></math:mo>
    </math:mover>
    <math:annotation math:encoding="StarMath 5.0">hat z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i>P</math:mi>
    <math:annotation math:encoding="StarMath 5.0">P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s</math:mi>
      <math:mi>'</math:mi>
    </math:mrow>
    <math:annotation math:encoding="StarMath 5.0">s'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over math:accent="true">
      <math:mi>x</math:mi>
      <math:mo math:stretchy="false"></math:mo>
    </math:mover>
    <math:annotation math:encoding="StarMath 5.0">hat x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over math:accent="true">
      <math:mi>y</math:mi>
      <math:mo math:stretchy="false"></math:mo>
    </math:mover>
    <math:annotation math:encoding="StarMath 5.0">hat y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i math:fontstyle="italic">ds</math:mi>
    <math:annotation math:encoding="StarMath 5.0">ds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over math:accent="true">
      <math:mi>s</math:mi>
      <math:mo math:stretchy="false"></math:mo>
    </math:mover>
    <math:annotation math:encoding="StarMath 5.0">hat s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over math:accent="true">
      <math:mo math:stretchy="false"></math:mo>
      <math:mo math:stretchy="false"></math:mo>
    </math:mover>
    <math:annotation math:encoding="StarMath 5.0">hat %phi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i>z</math:mi>
    <math:annotation math:encoding="StarMath 5.0">z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qrt>
      <math:mrow>
        <math:mi>s</math:mi>
        <math:mrow>
          <math:msup>
            <math:mi>'</math:mi>
            <math:mn>2</math:mn>
          </math:msup>
          <math:mo math:stretchy="false"></math:mo>
          <math:msup>
            <math:mi>z</math:mi>
            <math:mn>2</math:mn>
          </math:msup>
        </math:mrow>
      </math:mrow>
    </math:msqrt>
    <math:annotation math:encoding="StarMath 5.0">sqrt{s'^2 + z^2}</math:annotation>
  </math:semantics>
</math:math>
</file>